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titled Database 11967b727c8d4e09be42ef3d5de750f8" table:style-name="ta1">
        <table:shapes>
          <draw:frame draw:z-index="0" draw:style-name="gr1" draw:text-style-name="P1" svg:width="11.8087in" svg:height="6.6421in" svg:x="4.9098in" svg:y="0.1858in">
            <draw:object draw:notify-on-update-of-ranges="'Untitled Database 11967b727c8d4e09be42ef3d5de750f8'.A1:'Untitled Database 11967b727c8d4e09be42ef3d5de750f8'.A1 'Untitled Database 11967b727c8d4e09be42ef3d5de750f8'.A2:'Untitled Database 11967b727c8d4e09be42ef3d5de750f8'.A11 'Untitled Database 11967b727c8d4e09be42ef3d5de750f8'.B1:'Untitled Database 11967b727c8d4e09be42ef3d5de750f8'.B1 'Untitled Database 11967b727c8d4e09be42ef3d5de750f8'.B2:'Untitled Database 11967b727c8d4e09be42ef3d5de750f8'.B11 'Untitled Database 11967b727c8d4e09be42ef3d5de750f8'.C1:'Untitled Database 11967b727c8d4e09be42ef3d5de750f8'.C1 'Untitled Database 11967b727c8d4e09be42ef3d5de750f8'.C2:'Untitled Database 11967b727c8d4e09be42ef3d5de750f8'.C11 'Untitled Database 11967b727c8d4e09be42ef3d5de750f8'.D1:'Untitled Database 11967b727c8d4e09be42ef3d5de750f8'.D1 'Untitled Database 11967b727c8d4e09be42ef3d5de750f8'.D2:'Untitled Database 11967b727c8d4e09be42ef3d5de750f8'.D11 'Untitled Database 11967b727c8d4e09be42ef3d5de750f8'.E1:'Untitled Database 11967b727c8d4e09be42ef3d5de750f8'.E1 'Untitled Database 11967b727c8d4e09be42ef3d5de750f8'.E2:'Untitled Database 11967b727c8d4e09be42ef3d5de750f8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yTorch MCNN</text:p>
          </table:table-cell>
          <table:table-cell office:value-type="string" calcext:value-type="string">
            <text:p>TF MCNN</text:p>
          </table:table-cell>
          <table:table-cell office:value-type="string" calcext:value-type="string">
            <text:p>PyTorch CCNN</text:p>
          </table:table-cell>
          <table:table-cell office:value-type="string" calcext:value-type="string">
            <text:p>TF CCNN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0.4722" calcext:value-type="float">
            <text:p>0.4722</text:p>
          </table:table-cell>
          <table:table-cell office:value-type="float" office:value="0.65" calcext:value-type="float">
            <text:p>0.65</text:p>
          </table:table-cell>
          <table:table-cell office:value-type="float" office:value="0.5069" calcext:value-type="float">
            <text:p>0.5069</text:p>
          </table:table-cell>
          <table:table-cell office:value-type="float" office:value="0.7875" calcext:value-type="float">
            <text:p>0.787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325" calcext:value-type="float">
            <text:p>0.325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5153" calcext:value-type="float">
            <text:p>0.515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8153" calcext:value-type="float">
            <text:p>0.8153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9444" calcext:value-type="float">
            <text:p>0.9444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0.868" calcext:value-type="float">
            <text:p>0.868</text:p>
          </table:table-cell>
          <table:table-cell office:value-type="float" office:value="0.9153" calcext:value-type="float">
            <text:p>0.9153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9903" calcext:value-type="float">
            <text:p>0.990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9986" calcext:value-type="float">
            <text:p>0.99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431" calcext:value-type="float">
            <text:p>0.9431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931" calcext:value-type="float">
            <text:p>0.9931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5T16:23:19.580916176</dc:date>
    <meta:editing-duration>PT2M48S</meta:editing-duration>
    <meta:editing-cycles>1</meta:editing-cycles>
    <meta:document-statistic meta:table-count="1" meta:cell-count="55" meta:object-count="1"/>
    <meta:generator>LibreOffice/7.1.0.3$Linux_X86_64 LibreOffice_project/10$Build-3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995cm" svg:height="16.872cm" xlink:href=".." xlink:type="simple" chart:class="chart:bar" chart:style-name="ch1">
        <chart:legend chart:legend-position="end" svg:x="26.832cm" svg:y="7.39cm" style:legend-expansion="high" chart:style-name="ch2"/>
        <chart:plot-area chart:style-name="ch3" table:cell-range-address="'Untitled Database 11967b727c8d4e09be42ef3d5de750f8'.A1:'Untitled Database 11967b727c8d4e09be42ef3d5de750f8'.E11" chart:data-source-has-labels="both" svg:x="1.489cm" svg:y="0.621cm" svg:width="22.227cm" svg:height="15.454cm">
          <chart:coordinate-region svg:x="2.216cm" svg:y="0.821cm" svg:width="21.5cm" svg:height="14.607cm"/>
          <chart:axis chart:dimension="x" chart:name="primary-x" chart:style-name="ch4" chartooo:axis-type="auto">
            <chartooo:date-scale/>
            <chart:categories table:cell-range-address="'Untitled Database 11967b727c8d4e09be42ef3d5de750f8'.A2:'Untitled Database 11967b727c8d4e09be42ef3d5de750f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ntitled Database 11967b727c8d4e09be42ef3d5de750f8'.B2:'Untitled Database 11967b727c8d4e09be42ef3d5de750f8'.B11" chart:label-cell-address="'Untitled Database 11967b727c8d4e09be42ef3d5de750f8'.B1:'Untitled Database 11967b727c8d4e09be42ef3d5de750f8'.B1" chart:class="chart:bar">
            <chart:data-point chart:repeated="10"/>
          </chart:series>
          <chart:series chart:style-name="ch8" chart:values-cell-range-address="'Untitled Database 11967b727c8d4e09be42ef3d5de750f8'.C2:'Untitled Database 11967b727c8d4e09be42ef3d5de750f8'.C11" chart:label-cell-address="'Untitled Database 11967b727c8d4e09be42ef3d5de750f8'.C1:'Untitled Database 11967b727c8d4e09be42ef3d5de750f8'.C1" chart:class="chart:bar">
            <chart:data-point chart:repeated="10"/>
          </chart:series>
          <chart:series chart:style-name="ch9" chart:values-cell-range-address="'Untitled Database 11967b727c8d4e09be42ef3d5de750f8'.D2:'Untitled Database 11967b727c8d4e09be42ef3d5de750f8'.D11" chart:label-cell-address="'Untitled Database 11967b727c8d4e09be42ef3d5de750f8'.D1:'Untitled Database 11967b727c8d4e09be42ef3d5de750f8'.D1" chart:class="chart:bar">
            <chart:data-point chart:repeated="10"/>
          </chart:series>
          <chart:series chart:style-name="ch10" chart:values-cell-range-address="'Untitled Database 11967b727c8d4e09be42ef3d5de750f8'.E2:'Untitled Database 11967b727c8d4e09be42ef3d5de750f8'.E11" chart:label-cell-address="'Untitled Database 11967b727c8d4e09be42ef3d5de750f8'.E1:'Untitled Database 11967b727c8d4e09be42ef3d5de750f8'.E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orch MCNN</text:p>
                <draw:g>
                  <svg:desc>'Untitled Database 11967b727c8d4e09be42ef3d5de750f8'.B1:'Untitled Database 11967b727c8d4e09be42ef3d5de750f8'.B1</svg:desc>
                </draw:g>
              </table:table-cell>
              <table:table-cell office:value-type="string">
                <text:p>TF MCNN</text:p>
                <draw:g>
                  <svg:desc>'Untitled Database 11967b727c8d4e09be42ef3d5de750f8'.C1:'Untitled Database 11967b727c8d4e09be42ef3d5de750f8'.C1</svg:desc>
                </draw:g>
              </table:table-cell>
              <table:table-cell office:value-type="string">
                <text:p>PyTorch CCNN</text:p>
                <draw:g>
                  <svg:desc>'Untitled Database 11967b727c8d4e09be42ef3d5de750f8'.D1:'Untitled Database 11967b727c8d4e09be42ef3d5de750f8'.D1</svg:desc>
                </draw:g>
              </table:table-cell>
              <table:table-cell office:value-type="string">
                <text:p>TF CCNN</text:p>
                <draw:g>
                  <svg:desc>'Untitled Database 11967b727c8d4e09be42ef3d5de750f8'.E1:'Untitled Database 11967b727c8d4e09be42ef3d5de750f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Untitled Database 11967b727c8d4e09be42ef3d5de750f8'.A2:'Untitled Database 11967b727c8d4e09be42ef3d5de750f8'.A11</svg:desc>
                </draw:g>
              </table:table-cell>
              <table:table-cell office:value-type="float" office:value="0.4722">
                <text:p>0.4722</text:p>
                <draw:g>
                  <svg:desc>'Untitled Database 11967b727c8d4e09be42ef3d5de750f8'.B2:'Untitled Database 11967b727c8d4e09be42ef3d5de750f8'.B11</svg:desc>
                </draw:g>
              </table:table-cell>
              <table:table-cell office:value-type="float" office:value="0.65">
                <text:p>0.65</text:p>
                <draw:g>
                  <svg:desc>'Untitled Database 11967b727c8d4e09be42ef3d5de750f8'.C2:'Untitled Database 11967b727c8d4e09be42ef3d5de750f8'.C11</svg:desc>
                </draw:g>
              </table:table-cell>
              <table:table-cell office:value-type="float" office:value="0.5069">
                <text:p>0.5069</text:p>
                <draw:g>
                  <svg:desc>'Untitled Database 11967b727c8d4e09be42ef3d5de750f8'.D2:'Untitled Database 11967b727c8d4e09be42ef3d5de750f8'.D11</svg:desc>
                </draw:g>
              </table:table-cell>
              <table:table-cell office:value-type="float" office:value="0.7875">
                <text:p>0.7875</text:p>
                <draw:g>
                  <svg:desc>'Untitled Database 11967b727c8d4e09be42ef3d5de750f8'.E2:'Untitled Database 11967b727c8d4e09be42ef3d5de750f8'.E11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0.2152">
                <text:p>0.2152</text:p>
              </table:table-cell>
              <table:table-cell office:value-type="float" office:value="0.325">
                <text:p>0.325</text:p>
              </table:table-cell>
              <table:table-cell office:value-type="float" office:value="0.4236">
                <text:p>0.4236</text:p>
              </table:table-cell>
              <table:table-cell office:value-type="float" office:value="0.5153">
                <text:p>0.5153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0.7291">
                <text:p>0.7291</text:p>
              </table:table-cell>
              <table:table-cell office:value-type="float" office:value="0.8153">
                <text:p>0.8153</text:p>
              </table:table-cell>
              <table:table-cell office:value-type="float" office:value="0.8472">
                <text:p>0.8472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0.868">
                <text:p>0.868</text:p>
              </table:table-cell>
              <table:table-cell office:value-type="float" office:value="0.9153">
                <text:p>0.9153</text:p>
              </table:table-cell>
              <table:table-cell office:value-type="float" office:value="0.9305">
                <text:p>0.930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0.9375">
                <text:p>0.9375</text:p>
              </table:table-cell>
              <table:table-cell office:value-type="float" office:value="0.9556">
                <text:p>0.9556</text:p>
              </table:table-cell>
              <table:table-cell office:value-type="float" office:value="0.9722">
                <text:p>0.9722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0.9236">
                <text:p>0.9236</text:p>
              </table:table-cell>
              <table:table-cell office:value-type="float" office:value="0.9569">
                <text:p>0.9569</text:p>
              </table:table-cell>
              <table:table-cell office:value-type="float" office:value="0.993">
                <text:p>0.993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0.8541">
                <text:p>0.8541</text:p>
              </table:table-cell>
              <table:table-cell office:value-type="float" office:value="0.8681">
                <text:p>0.8681</text:p>
              </table:table-cell>
              <table:table-cell office:value-type="float" office:value="0.9236">
                <text:p>0.9236</text:p>
              </table:table-cell>
              <table:table-cell office:value-type="float" office:value="0.9431">
                <text:p>0.9431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0.9791">
                <text:p>0.9791</text:p>
              </table:table-cell>
              <table:table-cell office:value-type="float" office:value="0.9847">
                <text:p>0.9847</text:p>
              </table:table-cell>
              <table:table-cell office:value-type="float" office:value="0.9861">
                <text:p>0.9861</text:p>
              </table:table-cell>
              <table:table-cell office:value-type="float" office:value="0.9931">
                <text:p>0.9931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.8402">
                <text:p>0.8402</text:p>
              </table:table-cell>
              <table:table-cell office:value-type="float" office:value="0.8917">
                <text:p>0.8917</text:p>
              </table:table-cell>
              <table:table-cell office:value-type="float" office:value="0.9722">
                <text:p>0.9722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0.8125">
                <text:p>0.8125</text:p>
              </table:table-cell>
              <table:table-cell office:value-type="float" office:value="0.8083">
                <text:p>0.8083</text:p>
              </table:table-cell>
              <table:table-cell office:value-type="float" office:value="0.8888">
                <text:p>0.8888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